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format="1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/>
    </style:style>
    <style:style style:name="TableColumn15" style:family="table-column">
      <style:table-column-properties style:column-width="1.3256in"/>
    </style:style>
    <style:style style:name="TableColumn16" style:family="table-column">
      <style:table-column-properties style:column-width="4.9208in"/>
    </style:style>
    <style:style style:name="Table14" style:family="table">
      <style:table-properties style:width="6.2465in" style:rel-width="99.26%" fo:margin-left="0.075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T19" style:parent-style-name="DefaultParagraphFont" style:family="text">
      <style:text-properties style:font-name="Calibri" fo:font-weight="bold" style:font-weight-asian="bold" fo:color="#FFFFFF" fo:font-size="14pt" style:font-size-asian="14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S1" style:family="section">
      <style:section-properties fo:margin-left="0in" fo:margin-right="0in" style:writing-mode="lr-tb"/>
    </style:style>
    <style:style style:name="TableColumn23" style:family="table-column">
      <style:table-column-properties style:column-width="1.3222in"/>
    </style:style>
    <style:style style:name="TableColumn24" style:family="table-column">
      <style:table-column-properties style:column-width="0.4631in"/>
    </style:style>
    <style:style style:name="TableColumn25" style:family="table-column">
      <style:table-column-properties style:column-width="0.9756in"/>
    </style:style>
    <style:style style:name="TableColumn26" style:family="table-column">
      <style:table-column-properties style:column-width="0.7659in"/>
    </style:style>
    <style:style style:name="TableColumn27" style:family="table-column">
      <style:table-column-properties style:column-width="1.1125in"/>
    </style:style>
    <style:style style:name="TableColumn28" style:family="table-column">
      <style:table-column-properties style:column-width="0.4652in"/>
    </style:style>
    <style:style style:name="TableColumn29" style:family="table-column">
      <style:table-column-properties style:column-width="1.1451in"/>
    </style:style>
    <style:style style:name="Table22" style:family="table">
      <style:table-properties style:width="6.25in" style:rel-width="99.32%" fo:margin-left="0.075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P32" style:parent-style-name="Normal" style:family="paragraph">
      <style:text-properties style:font-name="Calibri" fo:font-weight="bold" style:font-weight-asian="bold" fo:color="#FFFFFF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text-properties style:font-name="Calibri" fo:font-weight="bold" style:font-weight-asian="bold" style:font-weight-complex="bold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T37" style:parent-style-name="DefaultParagraphFont" style:family="text">
      <style:text-properties style:font-name="Calibri" fo:font-weight="bold" style:font-weight-asian="bold" fo:color="#FFFFFF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ListParagraph" style:family="paragraph">
      <style:text-properties style:font-name="Calibri" fo:font-weight="bold" style:font-weight-asian="bold" style:font-weight-complex="bold"/>
    </style:style>
    <style:style style:name="P40" style:parent-style-name="ListParagraph" style:family="paragraph">
      <style:text-properties style:font-name="Calibri" fo:font-weight="bold" style:font-weight-asian="bold" style:font-weight-complex="bold"/>
    </style:style>
    <style:style style:name="P41" style:parent-style-name="ListParagraph" style:family="paragraph">
      <style:text-properties style:font-name="Calibri" fo:font-weight="bold" style:font-weight-asian="bold" style:font-weight-complex="bold"/>
    </style:style>
    <style:style style:name="P42" style:parent-style-name="ListParagraph" style:family="paragraph">
      <style:text-properties style:font-name="Calibri" fo:font-weight="bold" style:font-weight-asian="bold" style:font-weight-complex="bold"/>
    </style:style>
    <style:style style:name="P43" style:parent-style-name="Normal" style:family="paragraph">
      <style:text-properties style:font-name="Calibri" fo:font-weight="bold" style:font-weight-asian="bold" style:font-weight-complex="bold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P46" style:parent-style-name="Normal" style:family="paragraph">
      <style:text-properties style:font-name="Calibri" fo:font-weight="bold" style:font-weight-asian="bold" fo:color="#FFFFFF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text-properties style:font-name="Calibri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T51" style:parent-style-name="DefaultParagraphFont" style:family="text">
      <style:text-properties style:font-name="Calibri" fo:font-weight="bold" style:font-weight-asian="bold" fo:color="#FFFFFF"/>
    </style:style>
    <style:style style:name="T52" style:parent-style-name="DefaultParagraphFont" style:family="text">
      <style:text-properties style:font-name="Calibri" fo:color="#FFFFFF"/>
    </style:style>
    <style:style style:name="T53" style:parent-style-name="DefaultParagraphFont" style:family="text">
      <style:text-properties style:font-name="Calibri" fo:font-weight="bold" style:font-weight-asian="bold" fo:color="#FFFFFF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/>
      <style:text-properties style:font-name="Calibri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fo:background-color="#006600" style:writing-mode="lr-tb" fo:padding-top="0in" fo:padding-left="0.075in" fo:padding-bottom="0in" fo:padding-right="0in"/>
    </style:style>
    <style:style style:name="T58" style:parent-style-name="DefaultParagraphFont" style:family="text">
      <style:text-properties style:font-name="Calibri" fo:font-weight="bold" style:font-weight-asian="bold" fo:color="#FFFFFF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line-height="100%"/>
      <style:text-properties style:font-name="Calibri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T63" style:parent-style-name="DefaultParagraphFont" style:family="text">
      <style:text-properties style:font-name="Calibri" fo:font-weight="bold" style:font-weight-asian="bold" fo:color="#FFFFFF"/>
    </style:style>
    <style:style style:name="TableCell64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line-height="106%"/>
    </style:style>
    <style:style style:name="T66" style:parent-style-name="DefaultParagraphFont" style:family="text">
      <style:text-properties style:font-name="Calibri" fo:font-weight="bold" style:font-weight-asian="bold" fo:color="#FFFFFF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6%"/>
      <style:text-properties style:font-name="Calibri"/>
    </style:style>
    <style:style style:name="TableCell69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T70" style:parent-style-name="DefaultParagraphFont" style:family="text">
      <style:text-properties style:font-name="Calibri" fo:font-weight="bold" style:font-weight-asian="bold" fo:color="#FFFFFF"/>
    </style:style>
    <style:style style:name="T71" style:parent-style-name="EndnoteReference" style:family="text">
      <style:text-properties style:font-name="Calibri" fo:font-weight="bold" style:font-weight-asian="bold" fo:color="#FFFFFF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text-properties style:font-name="Calibri"/>
    </style:style>
    <style:style style:name="TableCell74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T75" style:parent-style-name="DefaultParagraphFont" style:family="text">
      <style:text-properties style:font-name="Calibri" fo:font-weight="bold" style:font-weight-asian="bold" fo:color="#FFFFFF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text-properties style:font-name="Calibri" fo:font-weight="bold" style:font-weight-asian="bold" style:font-weight-complex="bold"/>
    </style:style>
    <style:style style:name="P78" style:parent-style-name="Normal" style:family="paragraph">
      <style:paragraph-properties fo:margin-bottom="0.1111in" fo:line-height="107%"/>
      <style:text-properties style:font-name-asian="SimSun" style:font-name-complex="Times New Roman" fo:color="#000000" fo:font-size="14pt" style:font-size-asian="14pt" style:font-size-complex="16pt"/>
    </style:style>
    <style:style style:name="TableColumn80" style:family="table-column">
      <style:table-column-properties style:column-width="1.3423in"/>
    </style:style>
    <style:style style:name="TableColumn81" style:family="table-column">
      <style:table-column-properties style:column-width="4.9076in"/>
    </style:style>
    <style:style style:name="Table79" style:family="table">
      <style:table-properties style:width="6.25in" style:rel-width="99.32%" fo:margin-left="0.075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P84" style:parent-style-name="Normal" style:family="paragraph">
      <style:text-properties style:font-name="Calibri" fo:font-weight="bold" style:font-weight-asian="bold" fo:color="#FFFFFF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text-properties style:font-name="Calibri" fo:font-weight="bold" style:font-weight-asian="bold" style:font-weight-complex="bold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T89" style:parent-style-name="DefaultParagraphFont" style:family="text">
      <style:text-properties style:font-name="Calibri" fo:font-weight="bold" style:font-weight-asian="bold" fo:color="#FFFFFF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ListParagraph" style:family="paragraph">
      <style:text-properties style:font-name="Calibri" fo:font-weight="bold" style:font-weight-asian="bold" style:font-weight-complex="bold"/>
    </style:style>
    <style:style style:name="P92" style:parent-style-name="ListParagraph" style:family="paragraph">
      <style:text-properties style:font-name="Calibri" fo:font-weight="bold" style:font-weight-asian="bold" style:font-weight-complex="bold"/>
    </style:style>
    <style:style style:name="P93" style:parent-style-name="ListParagraph" style:family="paragraph">
      <style:text-properties style:font-name="Calibri" fo:font-weight="bold" style:font-weight-asian="bold" style:font-weight-complex="bold"/>
    </style:style>
    <style:style style:name="P94" style:parent-style-name="ListParagraph" style:family="paragraph">
      <style:text-properties style:font-name="Calibri" fo:font-weight="bold" style:font-weight-asian="bold" style:font-weight-complex="bold"/>
    </style:style>
    <style:style style:name="P95" style:parent-style-name="ListParagraph" style:family="paragraph">
      <style:text-properties style:font-name="Calibri" fo:font-weight="bold" style:font-weight-asian="bold" style:font-weight-complex="bold"/>
    </style:style>
    <style:style style:name="P96" style:parent-style-name="ListParagraph" style:family="paragraph">
      <style:text-properties style:font-name="Calibri" fo:font-weight="bold" style:font-weight-asian="bold" style:font-weight-complex="bold"/>
    </style:style>
    <style:style style:name="P97" style:parent-style-name="ListParagraph" style:family="paragraph">
      <style:text-properties style:font-name="Calibri" fo:font-weight="bold" style:font-weight-asian="bold" style:font-weight-complex="bold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P100" style:parent-style-name="Normal" style:family="paragraph">
      <style:text-properties style:font-name="Calibri" fo:font-weight="bold" style:font-weight-asian="bold" fo:color="#FFFFFF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text-properties style:font-name="Calibri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T105" style:parent-style-name="DefaultParagraphFont" style:family="text">
      <style:text-properties style:font-name="Calibri" fo:font-weight="bold" style:font-weight-asian="bold" fo:color="#FFFFFF"/>
    </style:style>
    <style:style style:name="T106" style:parent-style-name="DefaultParagraphFont" style:family="text">
      <style:text-properties style:font-name="Calibri" fo:color="#FFFFFF"/>
    </style:style>
    <style:style style:name="T107" style:parent-style-name="DefaultParagraphFont" style:family="text">
      <style:text-properties style:font-name="Calibri" fo:font-weight="bold" style:font-weight-asian="bold" fo:color="#FFFFFF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line-height="100%"/>
      <style:text-properties style:font-name="Calibri"/>
    </style:style>
    <style:style style:name="P110" style:parent-style-name="Normal" style:family="paragraph">
      <style:paragraph-properties fo:line-height="100%"/>
      <style:text-properties style:font-name="Calibri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fo:background-color="#006600" style:writing-mode="lr-tb" fo:padding-top="0in" fo:padding-left="0.075in" fo:padding-bottom="0in" fo:padding-right="0in"/>
    </style:style>
    <style:style style:name="T113" style:parent-style-name="DefaultParagraphFont" style:family="text">
      <style:text-properties style:font-name="Calibri" fo:font-weight="bold" style:font-weight-asian="bold" fo:color="#FFFFFF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/>
      <style:text-properties style:font-name="Calibri"/>
    </style:style>
    <style:style style:name="P116" style:parent-style-name="Normal" style:family="paragraph">
      <style:paragraph-properties fo:margin-bottom="0.1111in" fo:line-height="107%"/>
      <style:text-properties style:font-name-asian="SimSun" style:font-name-complex="Times New Roman" fo:color="#000000" fo:font-size="14pt" style:font-size-asian="14pt" style:font-size-complex="14pt"/>
    </style:style>
    <style:style style:name="TableColumn118" style:family="table-column">
      <style:table-column-properties style:column-width="1.3256in"/>
    </style:style>
    <style:style style:name="TableColumn119" style:family="table-column">
      <style:table-column-properties style:column-width="4.8923in"/>
    </style:style>
    <style:style style:name="Table117" style:family="table">
      <style:table-properties style:width="6.218in" fo:margin-left="0.075in" table:align="left"/>
    </style:style>
    <style:style style:name="TableRow120" style:family="table-row">
      <style:table-row-properties style:min-row-height="0.2083in"/>
    </style:style>
    <style:style style:name="TableCell121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T122" style:parent-style-name="DefaultParagraphFont" style:family="text">
      <style:text-properties style:font-name="Calibri" fo:font-weight="bold" style:font-weight-asian="bold" style:font-weight-complex="bold" fo:color="#FFFFFF" fo:font-size="14pt" style:font-size-asian="14pt" style:font-size-complex="14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126" style:family="table-column">
      <style:table-column-properties style:column-width="1.3187in"/>
    </style:style>
    <style:style style:name="TableColumn127" style:family="table-column">
      <style:table-column-properties style:column-width="0.4631in"/>
    </style:style>
    <style:style style:name="TableColumn128" style:family="table-column">
      <style:table-column-properties style:column-width="0.9673in"/>
    </style:style>
    <style:style style:name="TableColumn129" style:family="table-column">
      <style:table-column-properties style:column-width="0.7659in"/>
    </style:style>
    <style:style style:name="TableColumn130" style:family="table-column">
      <style:table-column-properties style:column-width="1.1027in"/>
    </style:style>
    <style:style style:name="TableColumn131" style:family="table-column">
      <style:table-column-properties style:column-width="0.4652in"/>
    </style:style>
    <style:style style:name="TableColumn132" style:family="table-column">
      <style:table-column-properties style:column-width="1.1347in"/>
    </style:style>
    <style:style style:name="Table125" style:family="table">
      <style:table-properties style:width="6.218in" fo:margin-left="0.075in" table:align="left"/>
    </style:style>
    <style:style style:name="TableRow133" style:family="table-row">
      <style:table-row-properties style:min-row-height="0.2083in"/>
    </style:style>
    <style:style style:name="TableCell134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P135" style:parent-style-name="Normal" style:family="paragraph">
      <style:text-properties style:font-name="Calibri" fo:font-weight="bold" style:font-weight-asian="bold" style:font-weight-complex="bold" fo:color="#FFFFFF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text-properties style:font-name="Calibri" fo:font-weight="bold" style:font-weight-asian="bold" style:font-weight-complex="bold"/>
    </style:style>
    <style:style style:name="TableRow138" style:family="table-row">
      <style:table-row-properties style:min-row-height="0.2083in"/>
    </style:style>
    <style:style style:name="TableCell139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T140" style:parent-style-name="DefaultParagraphFont" style:family="text">
      <style:text-properties style:font-name="Calibri" fo:font-weight="bold" style:font-weight-asian="bold" style:font-weight-complex="bold" fo:color="#FFFFFF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ListParagraph" style:family="paragraph">
      <style:text-properties style:font-name="Calibri" fo:font-weight="bold" style:font-weight-asian="bold" style:font-weight-complex="bold"/>
    </style:style>
    <style:style style:name="P143" style:parent-style-name="ListParagraph" style:family="paragraph">
      <style:text-properties style:font-name="Calibri" fo:font-weight="bold" style:font-weight-asian="bold" style:font-weight-complex="bold"/>
    </style:style>
    <style:style style:name="P144" style:parent-style-name="ListParagraph" style:family="paragraph">
      <style:text-properties style:font-name="Calibri" fo:font-weight="bold" style:font-weight-asian="bold" style:font-weight-complex="bold"/>
    </style:style>
    <style:style style:name="P145" style:parent-style-name="ListParagraph" style:family="paragraph">
      <style:text-properties style:font-name="Calibri" fo:font-weight="bold" style:font-weight-asian="bold" style:font-weight-complex="bold"/>
    </style:style>
    <style:style style:name="P146" style:parent-style-name="Normal" style:family="paragraph">
      <style:text-properties style:font-name="Calibri" fo:font-weight="bold" style:font-weight-asian="bold" style:font-weight-complex="bold"/>
    </style:style>
    <style:style style:name="TableRow147" style:family="table-row">
      <style:table-row-properties style:min-row-height="0.2083in"/>
    </style:style>
    <style:style style:name="TableCell148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P149" style:parent-style-name="Normal" style:family="paragraph">
      <style:text-properties style:font-name="Calibri" fo:font-weight="bold" style:font-weight-asian="bold" style:font-weight-complex="bold" fo:color="#FFFFFF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text-properties style:font-name="Calibri"/>
    </style:style>
    <style:style style:name="TableRow152" style:family="table-row">
      <style:table-row-properties style:min-row-height="0.2083in"/>
    </style:style>
    <style:style style:name="TableCell153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T154" style:parent-style-name="DefaultParagraphFont" style:family="text">
      <style:text-properties style:font-name="Calibri" fo:font-weight="bold" style:font-weight-asian="bold" style:font-weight-complex="bold" fo:color="#FFFFFF"/>
    </style:style>
    <style:style style:name="T155" style:parent-style-name="DefaultParagraphFont" style:family="text">
      <style:text-properties style:font-name="Calibri" fo:color="#FFFFFF"/>
    </style:style>
    <style:style style:name="T156" style:parent-style-name="DefaultParagraphFont" style:family="text">
      <style:text-properties style:font-name="Calibri" fo:font-weight="bold" style:font-weight-asian="bold" style:font-weight-complex="bold" fo:color="#FFFFFF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text-properties style:font-name="Calibri"/>
    </style:style>
    <style:style style:name="TableRow159" style:family="table-row">
      <style:table-row-properties style:min-row-height="0.2083in"/>
    </style:style>
    <style:style style:name="TableCell160" style:family="table-cell">
      <style:table-cell-properties fo:border="0.0069in solid #000000" fo:background-color="#006600" style:writing-mode="lr-tb" fo:padding-top="0in" fo:padding-left="0.075in" fo:padding-bottom="0in" fo:padding-right="0in"/>
    </style:style>
    <style:style style:name="T161" style:parent-style-name="DefaultParagraphFont" style:family="text">
      <style:text-properties style:font-name="Calibri" fo:font-weight="bold" style:font-weight-asian="bold" style:font-weight-complex="bold" fo:color="#FFFFFF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line-height="100%"/>
      <style:text-properties style:font-name="Calibri"/>
    </style:style>
    <style:style style:name="TableRow164" style:family="table-row">
      <style:table-row-properties style:min-row-height="0.2083in"/>
    </style:style>
    <style:style style:name="TableCell165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T166" style:parent-style-name="DefaultParagraphFont" style:family="text">
      <style:text-properties style:font-name="Calibri" fo:font-weight="bold" style:font-weight-asian="bold" style:font-weight-complex="bold" fo:color="#FFFFFF"/>
    </style:style>
    <style:style style:name="TableCell167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line-height="106%"/>
    </style:style>
    <style:style style:name="T169" style:parent-style-name="DefaultParagraphFont" style:family="text">
      <style:text-properties style:font-name="Calibri" fo:font-weight="bold" style:font-weight-asian="bold" style:font-weight-complex="bold" fo:color="#FFFFFF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6%"/>
      <style:text-properties style:font-name="Calibri"/>
    </style:style>
    <style:style style:name="TableCell172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T173" style:parent-style-name="DefaultParagraphFont" style:family="text">
      <style:text-properties style:font-name="Calibri" fo:font-weight="bold" style:font-weight-asian="bold" style:font-weight-complex="bold" fo:color="#FFFFFF"/>
    </style:style>
    <style:style style:name="T174" style:parent-style-name="EndnoteReference" style:family="text">
      <style:text-properties style:font-name="Calibri" fo:font-weight="bold" style:font-weight-asian="bold" style:font-weight-complex="bold" fo:color="#FFFFFF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text-properties style:font-name="Calibri"/>
    </style:style>
    <style:style style:name="TableCell177" style:family="table-cell">
      <style:table-cell-properties fo:border="0.0069in solid #000000" fo:background-color="#006600" style:writing-mode="lr-tb" fo:padding-top="0in" fo:padding-left="0.075in" fo:padding-bottom="0in" fo:padding-right="0.075in"/>
    </style:style>
    <style:style style:name="T178" style:parent-style-name="DefaultParagraphFont" style:family="text">
      <style:text-properties style:font-name="Calibri" fo:font-weight="bold" style:font-weight-asian="bold" style:font-weight-complex="bold" fo:color="#FFFFFF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text-properties style:font-name="Calibri" fo:font-weight="bold" style:font-weight-asian="bold" style:font-weight-complex="bold"/>
    </style:style>
    <style:style style:name="P181" style:parent-style-name="Normal" style:family="paragraph">
      <style:paragraph-properties fo:margin-bottom="0.1111in" fo:line-height="107%"/>
      <style:text-properties style:font-name-asian="SimSun" style:font-name-complex="Times New Roman" fo:color="#000000" fo:font-size="14pt" style:font-size-asian="14pt" style:font-size-complex="14pt"/>
    </style:style>
  </office:automatic-styles>
  <office:body>
    <office:text text:use-soft-page-breaks="true">
      <text:h text:style-name="P1" text:outline-level="2"><text:bookmark-start text:name="_Toc479844000"/>Acceptatietest<text:bookmark-end text:name="_Toc479844000"/></text:h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Normal"><text:span text:style-name="T19">Functionaliteit</text:span></text:p>
          </table:table-cell>
          <table:table-cell table:style-name="TableCell20">
            <text:p text:style-name="Normal"><text:span text:style-name="T21">Boeken invoeren</text:span></text:p>
          </table:table-cell>
        </table:table-row>
      </table:table>
      <text:section text:name="Sect1" text:style-name="S1">
        <table:table table:style-name="Table22">
          <table:table-columns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>
              <text:p text:style-name="P32">Actie</text:p>
            </table:table-cell>
            <table:table-cell table:style-name="TableCell33" table:number-columns-spanned="6">
              <text:p text:style-name="P34">Boek invullen zonder<text:s/>ISBN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35">
            <table:table-cell table:style-name="TableCell36">
              <text:p text:style-name="Normal"><text:span text:style-name="T37">Scenario</text:span></text:p>
            </table:table-cell>
            <table:table-cell table:style-name="TableCell38" table:number-columns-spanned="6">
              <text:list text:style-name="LFO13" text:continue-numbering="true">
                <text:list-item>
                  <text:p text:style-name="P39">Ga naar de beginpagina van de site</text:p>
                </text:list-item>
                <text:list-item>
                  <text:p text:style-name="P40">Klik in het menu bovenin op boeken toevoegen</text:p>
                </text:list-item>
                <text:list-item>
                  <text:p text:style-name="P41">Vul in het formulier alles in behalve het<text:s/>ISBN-nummer</text:p>
                </text:list-item>
                <text:list-item>
                  <text:p text:style-name="P42">Klik op de button voer boek in</text:p>
                </text:list-item>
              </text:list>
              <text:p text:style-name="P43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44">
            <table:table-cell table:style-name="TableCell45">
              <text:p text:style-name="P46">Verwacht resultaat</text:p>
            </table:table-cell>
            <table:table-cell table:style-name="TableCell47" table:number-columns-spanned="6">
              <text:p text:style-name="P48">Een foutmelding komt op het scherm dat het ISBN niet is ingevuld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49">
            <table:table-cell table:style-name="TableCell50">
              <text:p text:style-name="Normal"><text:span text:style-name="T51">Werkelijk</text:span><text:span text:style-name="T52"><text:s/></text:span><text:span text:style-name="T53">resultaat</text:span></text:p>
            </table:table-cell>
            <table:table-cell table:style-name="TableCell54" table:number-columns-spanned="6">
              <text:p text:style-name="P55">Er wordt geen foutmelding gegeven maar het wordt doorgestuurd naar de<text:s/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56">
            <table:table-cell table:style-name="TableCell57">
              <text:p text:style-name="Normal"><text:span text:style-name="T58">Aanpassingen</text:span></text:p>
            </table:table-cell>
            <table:table-cell table:style-name="TableCell59" table:number-columns-spanned="6">
              <text:p text:style-name="P60">Zorgen dat er een foutmelding komt die aangeeft dat het ISBN-nummer moet ingevoerd worden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61">
            <table:table-cell table:style-name="TableCell62">
              <text:p text:style-name="Normal"><text:span text:style-name="T63">Uitvoering</text:span></text:p>
            </table:table-cell>
            <table:table-cell table:style-name="TableCell64">
              <text:p text:style-name="P65"><text:span text:style-name="T66">Uren</text:span></text:p>
            </table:table-cell>
            <table:table-cell table:style-name="TableCell67">
              <text:p text:style-name="P68">1</text:p>
            </table:table-cell>
            <table:table-cell table:style-name="TableCell69">
              <text:p text:style-name="Normal"><text:span text:style-name="T70">Prioriteit</text:span><text:span text:style-name="T71"><text:note text:note-class="endnote" text:id="_edn0"><text:note-citation>1</text:note-citation><text:note-body/></text:note></text:span></text:p>
            </table:table-cell>
            <table:table-cell table:style-name="TableCell72">
              <text:p text:style-name="P73">Hoog</text:p>
            </table:table-cell>
            <table:table-cell table:style-name="TableCell74">
              <text:p text:style-name="Normal"><text:span text:style-name="T75">Door</text:span></text:p>
            </table:table-cell>
            <table:table-cell table:style-name="TableCell76">
              <text:p text:style-name="P77">kevin</text:p>
            </table:table-cell>
          </table:table-row>
        </table:table>
        <text:p text:style-name="P78"/>
        <table:table table:style-name="Table79">
          <table:table-columns>
            <table:table-column table:style-name="TableColumn80"/>
            <table:table-column table:style-name="TableColumn81"/>
          </table:table-columns>
          <table:table-row table:style-name="TableRow82">
            <table:table-cell table:style-name="TableCell83">
              <text:p text:style-name="P84">Actie</text:p>
            </table:table-cell>
            <table:table-cell table:style-name="TableCell85">
              <text:p text:style-name="P86">Boek invullen met alle gegevens</text:p>
            </table:table-cell>
          </table:table-row>
          <table:table-row table:style-name="TableRow87">
            <table:table-cell table:style-name="TableCell88">
              <text:p text:style-name="Normal"><text:span text:style-name="T89">Scenario</text:span></text:p>
            </table:table-cell>
            <table:table-cell table:style-name="TableCell90">
              <text:list text:style-name="LFO1" text:continue-numbering="true">
                <text:list-item>
                  <text:p text:style-name="P91">Ga naar de beginpagina van de site</text:p>
                </text:list-item>
                <text:list-item>
                  <text:p text:style-name="P92">Klik in het menu bovenin op boeken toevoegen</text:p>
                </text:list-item>
                <text:list-item>
                  <text:p text:style-name="P93">Vul in het formulier bij titel: Barry potter</text:p>
                </text:list-item>
                <text:list-item>
                  <text:p text:style-name="P94">Vul in het formulier bij ISBN: 9781526626585</text:p>
                </text:list-item>
                <text:list-item>
                  <text:p text:style-name="P95">Vul in het formulier bij auteur: jk Rowlings</text:p>
                </text:list-item>
                <text:list-item>
                  <text:p text:style-name="P96">Vul in het formulier bij voorraad: 2</text:p>
                </text:list-item>
                <text:list-item>
                  <text:p text:style-name="P97">Vul in het formulier bij foto: een foto van Barry potter</text:p>
                </text:list-item>
              </text:list>
            </table:table-cell>
          </table:table-row>
          <table:table-row table:style-name="TableRow98">
            <table:table-cell table:style-name="TableCell99">
              <text:p text:style-name="P100">Verwacht resultaat</text:p>
            </table:table-cell>
            <table:table-cell table:style-name="TableCell101">
              <text:p text:style-name="P102">Krijgt een melding van succesvol toevoegen van een boek</text:p>
            </table:table-cell>
          </table:table-row>
          <table:table-row table:style-name="TableRow103">
            <table:table-cell table:style-name="TableCell104">
              <text:p text:style-name="Normal"><text:span text:style-name="T105">Werkelijk</text:span><text:span text:style-name="T106"><text:s/></text:span><text:span text:style-name="T107">resultaat</text:span></text:p>
            </table:table-cell>
            <table:table-cell table:style-name="TableCell108">
              <text:p text:style-name="P109">Krijgt een melding van succesvol toevoegen van een boek</text:p>
              <text:p text:style-name="P110"/>
            </table:table-cell>
          </table:table-row>
          <table:table-row table:style-name="TableRow111">
            <table:table-cell table:style-name="TableCell112">
              <text:p text:style-name="Normal"><text:span text:style-name="T113">Aanpassingen</text:span></text:p>
            </table:table-cell>
            <table:table-cell table:style-name="TableCell114">
              <text:p text:style-name="P115">nvt</text:p>
            </table:table-cell>
          </table:table-row>
        </table:table>
        <text:p text:style-name="P116"/>
        <text:h text:style-name="Heading2" text:outline-level="2">Acceptatietest 2</text:h>
        <table:table table:style-name="Table117">
          <table:table-columns>
            <table:table-column table:style-name="TableColumn118"/>
            <table:table-column table:style-name="TableColumn119"/>
          </table:table-columns>
          <table:table-row table:style-name="TableRow120">
            <table:table-cell table:style-name="TableCell121">
              <text:p text:style-name="Normal"><text:span text:style-name="T122">Functionaliteit</text:span></text:p>
            </table:table-cell>
            <table:table-cell table:style-name="TableCell123">
              <text:p text:style-name="P124">Account aanmaken<text:s/>als docent</text:p>
            </table:table-cell>
          </table:table-row>
        </table:table>
        <text:p text:style-name="Normal"/>
        <table:table table:style-name="Table125">
          <table:table-columns>
            <table:table-column table:style-name="TableColumn126"/>
            <table:table-column table:style-name="TableColumn127"/>
            <table:table-column table:style-name="TableColumn128"/>
            <table:table-column table:style-name="TableColumn129"/>
            <table:table-column table:style-name="TableColumn130"/>
            <table:table-column table:style-name="TableColumn131"/>
            <table:table-column table:style-name="TableColumn132"/>
          </table:table-columns>
          <table:table-row table:style-name="TableRow133">
            <table:table-cell table:style-name="TableCell134">
              <text:p text:style-name="P135">Actie</text:p>
            </table:table-cell>
            <table:table-cell table:style-name="TableCell136" table:number-columns-spanned="6">
              <text:p text:style-name="P137">Account aanmaken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38">
            <table:table-cell table:style-name="TableCell139">
              <text:p text:style-name="Normal"><text:span text:style-name="T140">Scenario</text:span></text:p>
            </table:table-cell>
            <table:table-cell table:style-name="TableCell141" table:number-columns-spanned="6">
              <text:list text:style-name="LFO13" text:continue-numbering="true">
                <text:list-item>
                  <text:p text:style-name="P142">Begin bij de inlogpage</text:p>
                </text:list-item>
                <text:list-item>
                  <text:p text:style-name="P143">Voer je naam in</text:p>
                </text:list-item>
                <text:list-item>
                  <text:p text:style-name="P144">Log in met de je docenten mail</text:p>
                </text:list-item>
                <text:list-item>
                  <text:p text:style-name="P145">Voer een wachtwoord in</text:p>
                </text:list-item>
              </text:list>
              <text:p text:style-name="P146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47">
            <table:table-cell table:style-name="TableCell148">
              <text:p text:style-name="P149">Verwacht resultaat</text:p>
            </table:table-cell>
            <table:table-cell table:style-name="TableCell150" table:number-columns-spanned="6">
              <text:p text:style-name="P151">Je wordt doorverwezen naar de homepagina en je ziet je accountnaam staan op de homepagina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52">
            <table:table-cell table:style-name="TableCell153">
              <text:p text:style-name="Normal"><text:span text:style-name="T154">Werkelijk</text:span><text:span text:style-name="T155"><text:s/></text:span><text:span text:style-name="T156">resultaat</text:span></text:p>
            </table:table-cell>
            <table:table-cell table:style-name="TableCell157" table:number-columns-spanned="6">
              <text:p text:style-name="P158">Je wordt doorverwezen naar de homepagina en je ziet je accountnaam staan op de homepagina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59">
            <table:table-cell table:style-name="TableCell160">
              <text:p text:style-name="Normal"><text:span text:style-name="T161">Aanpassingen</text:span></text:p>
            </table:table-cell>
            <table:table-cell table:style-name="TableCell162" table:number-columns-spanned="6">
              <text:p text:style-name="P163">nv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64">
            <table:table-cell table:style-name="TableCell165">
              <text:p text:style-name="Normal"><text:span text:style-name="T166">Uitvoering</text:span></text:p>
            </table:table-cell>
            <table:table-cell table:style-name="TableCell167">
              <text:p text:style-name="P168"><text:span text:style-name="T169">Uren</text:span></text:p>
            </table:table-cell>
            <table:table-cell table:style-name="TableCell170">
              <text:p text:style-name="P171"/>
            </table:table-cell>
            <table:table-cell table:style-name="TableCell172">
              <text:p text:style-name="Normal"><text:span text:style-name="T173">Prioriteit</text:span><text:span text:style-name="T174"><text:note text:note-class="endnote" text:id="_edn1"><text:note-citation>2</text:note-citation><text:note-body/></text:note></text:span></text:p>
            </table:table-cell>
            <table:table-cell table:style-name="TableCell175">
              <text:p text:style-name="P176"/>
            </table:table-cell>
            <table:table-cell table:style-name="TableCell177">
              <text:p text:style-name="Normal"><text:span text:style-name="T178">Door</text:span></text:p>
            </table:table-cell>
            <table:table-cell table:style-name="TableCell179">
              <text:p text:style-name="P180"/>
            </table:table-cell>
          </table:table-row>
        </table:table>
        <text:p text:style-name="Normal"/>
        <text:p text:style-name="P181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 fo:margin-top="0.1666in"/>
      <style:text-properties style:font-name-asian="SimSun" style:font-name-complex="Times New Roman" fo:color="#000000" fo:font-size="24pt" style:font-size-asian="24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text-align="center" fo:margin-top="0.0277in"/>
      <style:text-properties style:font-name-asian="SimSun" style:font-name-complex="Times New Roman" fo:color="#000000" fo:font-size="20pt" style:font-size-asian="20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-asian="SimSun" style:font-name-complex="Times New Roman" fo:font-style="italic" style:font-style-asian="italic" fo:color="#000000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-asian="SimSun" style:font-name-complex="Times New Roman" fo:font-weight="bold" style:font-weight-asian="bold" style:font-style-complex="italic" fo:color="#000000" fo:hyphenate="false"/>
    </style:style>
    <style:style style:name="Normal" style:display-name="Normal" style:family="paragraph">
      <style:paragraph-properties fo:margin-bottom="0.0833in" fo:line-height="115%"/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-asian="SimSun" style:font-name-complex="Times New Roman" fo:color="#000000" fo:font-size="24pt" style:font-size-asian="24pt" style:font-size-complex="16pt"/>
    </style:style>
    <style:style style:name="Heading2Char" style:display-name="Heading 2 Char" style:family="text" style:parent-style-name="DefaultParagraphFont">
      <style:text-properties style:font-name-asian="SimSun" style:font-name-complex="Times New Roman" fo:color="#000000" fo:font-size="20pt" style:font-size-asian="20pt" style:font-size-complex="13pt"/>
    </style:style>
    <style:style style:name="Heading3Char" style:display-name="Heading 3 Char" style:family="text" style:parent-style-name="DefaultParagraphFont">
      <style:text-properties style:font-name-asian="SimSun" style:font-name-complex="Times New Roman" fo:font-style="italic" style:font-style-asian="italic" fo:color="#000000" style:font-size-complex="12pt"/>
    </style:style>
    <style:style style:name="Heading4Char" style:display-name="Heading 4 Char" style:family="text" style:parent-style-name="DefaultParagraphFont">
      <style:text-properties style:font-name-asian="SimSun" style:font-name-complex="Times New Roman" fo:font-weight="bold" style:font-weight-asian="bold" style:font-style-complex="italic" fo:color="#000000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style:contextual-spacing="true" fo:margin-bottom="0in" fo:line-height="150%" fo:margin-left="0.5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Normal">
      <style:paragraph-properties fo:text-align="start" fo:margin-top="0.3333in" fo:margin-bottom="0in"/>
      <style:text-properties style:font-name="Calibri Light" fo:font-weight="bold" style:font-weight-asian="bold" style:font-weight-complex="bold" fo:color="#2E74B5" fo:font-size="14pt" style:font-size-asian="14pt" style:font-size-complex="14pt" style:language-asian="nl" style:country-asian="NL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 fo:line-height="107%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5B9BD5" fo:border-right="none" fo:padding-top="0in" fo:padding-left="0in" fo:padding-bottom="0.0555in" fo:padding-right="0in" style:shadow="none" style:contextual-spacing="true" fo:margin-bottom="0.2083in" fo:line-height="100%"/>
      <style:text-properties style:font-name="Calibri Light" style:font-name-asian="SimSun" style:font-name-complex="Times New Roman" fo:color="#323E4F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libri Light" style:font-name-asian="SimSun" style:font-name-complex="Times New Roman" fo:color="#323E4F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paragraph-properties fo:margin-bottom="0.1111in" fo:line-height="107%"/>
      <style:text-properties style:font-name="Calibri Light" style:font-name-asian="SimSun" style:font-name-complex="Times New Roman" fo:font-style="italic" style:font-style-asian="italic" style:font-style-complex="italic" fo:color="#5B9BD5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libri Light" style:font-name-asian="SimSun" style:font-name-complex="Times New Roman" fo:font-style="italic" style:font-style-asian="italic" style:font-style-complex="italic" fo:color="#5B9BD5" fo:letter-spacing="0.0104in" fo:font-size="12pt" style:font-size-asian="12pt" style:font-size-complex="12pt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nl" style:country-asian="NL"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mmentSubject" style:display-name="Comment Subject" style:family="paragraph" style:parent-style-name="CommentText" style:next-style-name="CommentText">
      <style:paragraph-properties fo:margin-bottom="0.0833in"/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EndnoteText" style:display-name="End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fo:font-size="10pt" style:font-size-asian="10pt" style:font-size-complex="10pt"/>
    </style:style>
    <style:style style:name="EndnoteReference" style:display-name="Endnote Reference" style:family="text" style:parent-style-name="DefaultParagraphFont">
      <style:text-properties style:text-position="super 63.6%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Calibri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complex="Calibri" fo:font-weight="normal" style:font-weight-asian="normal" fo:font-style="normal" style:font-style-asian="normal" fo:font-size="11pt" style:font-size-asian="11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3LVL1" style:family="text">
      <style:text-properties style:font-name="Calibri" style:font-name-asian="Calibri" style:font-name-complex="Calibri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format="1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 fo:text-align="center">
        <style:tab-stops>
          <style:tab-stop style:type="center" style:position="3.15in"/>
          <style:tab-stop style:type="left" style:position="4.725in"/>
          <style:tab-stop style:type="right" style:position="6.3in"/>
        </style:tab-stops>
      </style:paragraph-properties>
    </style:style>
    <style:style style:name="T4" style:parent-style-name="DefaultParagraphFont" style:family="text">
      <style:text-properties fo:font-size="8pt" style:font-size-asian="8pt" style:font-size-complex="8pt"/>
    </style:style>
    <style:style style:name="T5" style:parent-style-name="DefaultParagraphFont" style:family="text">
      <style:text-properties fo:font-size="8pt" style:font-size-asian="8pt" style:font-size-complex="8pt"/>
    </style:style>
    <style:style style:name="T6" style:parent-style-name="DefaultParagraphFont" style:family="text">
      <style:text-properties fo:font-size="8pt" style:font-size-asian="8pt" style:font-size-complex="8pt"/>
    </style:style>
    <style:style style:name="T7" style:parent-style-name="DefaultParagraphFont" style:family="text">
      <style:text-properties fo:font-size="8pt" style:font-size-asian="8pt" style:font-size-complex="8pt"/>
    </style:style>
    <style:style style:name="T8" style:parent-style-name="DefaultParagraphFont" style:family="text">
      <style:text-properties fo:font-size="8pt" style:font-size-asian="8pt" style:font-size-complex="8pt"/>
    </style:style>
    <style:style style:name="T9" style:parent-style-name="DefaultParagraphFont" style:family="text">
      <style:text-properties fo:font-size="8pt" style:font-size-asian="8pt" style:font-size-complex="8pt"/>
    </style:style>
    <style:style style:name="T10" style:parent-style-name="DefaultParagraphFont" style:family="text">
      <style:text-properties fo:font-size="8pt" style:font-size-asian="8pt" style:font-size-complex="8pt"/>
    </style:style>
    <style:style style:name="T11" style:parent-style-name="DefaultParagraphFont" style:family="text">
      <style:text-properties style:font-weight-complex="bold" fo:font-size="8pt" style:font-size-asian="8pt" style:font-size-complex="8pt"/>
    </style:style>
    <style:style style:name="T12" style:parent-style-name="DefaultParagraphFont" style:family="text">
      <style:text-properties fo:font-size="8pt" style:font-size-asian="8pt" style:font-size-complex="8pt"/>
    </style:style>
    <style:style style:name="T13" style:parent-style-name="DefaultParagraphFont" style:family="text">
      <style:text-properties style:font-weight-complex="bold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TCR</text:span><text:span text:style-name="T5"><text:s/></text:span><text:span text:style-name="T6"><text:tab/></text:span><text:span text:style-name="T7"><text:s/></text:span><text:span text:style-name="T8">Sjabloon Acceptatietest</text:span><text:span text:style-name="T9"><text:s/></text:span><text:span text:style-name="T10"><text:tab/></text:span><text:span text:style-name="T11"><text:page-number text:fixed="false">1</text:page-number></text:span><text:span text:style-name="T12">/</text:span><text:span text:style-name="T1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Merijn Halfers</meta:initial-creator>
    <dc:creator>Kevin Troost</dc:creator>
    <meta:creation-date>2024-04-12T17:33:00Z</meta:creation-date>
    <dc:date>2024-04-12T17:33:00Z</dc:date>
    <meta:template xlink:href="Normal.dotm" xlink:type="simple"/>
    <meta:editing-cycles>3</meta:editing-cycles>
    <meta:editing-duration>PT0S</meta:editing-duration>
    <meta:document-statistic meta:page-count="1" meta:paragraph-count="3" meta:word-count="237" meta:character-count="1585" meta:row-count="11" meta:non-whitespace-character-count="1351"/>
  </office:meta>
</office:document-meta>
</file>